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2.409cm" table:align="left" fo:keep-with-next="always"/>
    </style:style>
    <style:style style:name="Tabela2.A" style:family="table-column">
      <style:table-column-properties style:column-width="1.693cm"/>
    </style:style>
    <style:style style:name="Tabela2.B" style:family="table-column">
      <style:table-column-properties style:column-width="8.599cm"/>
    </style:style>
    <style:style style:name="Tabela2.C" style:family="table-column">
      <style:table-column-properties style:column-width="2.117cm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1" style:family="table">
      <style:table-properties style:width="17.013cm" fo:margin-left="0cm" table:align="left" fo:keep-with-next="always"/>
    </style:style>
    <style:style style:name="Tabela1.A" style:family="table-column">
      <style:table-column-properties style:column-width="1.693cm"/>
    </style:style>
    <style:style style:name="Tabela1.B" style:family="table-column">
      <style:table-column-properties style:column-width="1.296cm"/>
    </style:style>
    <style:style style:name="Tabela1.C" style:family="table-column">
      <style:table-column-properties style:column-width="4.498cm"/>
    </style:style>
    <style:style style:name="Tabela1.D" style:family="table-column">
      <style:table-column-properties style:column-width="1.614cm"/>
    </style:style>
    <style:style style:name="Tabela1.E" style:family="table-column">
      <style:table-column-properties style:column-width="6.803cm"/>
    </style:style>
    <style:style style:name="Tabela1.F" style:family="table-column">
      <style:table-column-properties style:column-width="1.108cm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6" style:family="table">
      <style:table-properties style:width="2.99cm" table:align="left" fo:keep-with-next="always"/>
    </style:style>
    <style:style style:name="Tabela6.A" style:family="table-column">
      <style:table-column-properties style:column-width="1.588cm"/>
    </style:style>
    <style:style style:name="Tabela6.B" style:family="table-column">
      <style:table-column-properties style:column-width="1.402cm"/>
    </style:style>
    <style:style style:name="Tabe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padding="0.097cm" fo:border="0.05pt solid #000000"/>
    </style:style>
    <style:style style:name="Tabela4" style:family="table">
      <style:table-properties style:width="7.594cm" table:align="left" fo:keep-with-next="always"/>
    </style:style>
    <style:style style:name="Tabela4.A" style:family="table-column">
      <style:table-column-properties style:column-width="1.693cm"/>
    </style:style>
    <style:style style:name="Tabela4.B" style:family="table-column">
      <style:table-column-properties style:column-width="4.815cm"/>
    </style:style>
    <style:style style:name="Tabela4.C" style:family="table-column">
      <style:table-column-properties style:column-width="1.085cm"/>
    </style:style>
    <style:style style:name="Tabe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5" style:family="table">
      <style:table-properties style:width="17.013cm" fo:margin-left="0cm" table:align="left" fo:keep-with-next="always"/>
    </style:style>
    <style:style style:name="Tabela5.A" style:family="table-column">
      <style:table-column-properties style:column-width="1.693cm"/>
    </style:style>
    <style:style style:name="Tabela5.B" style:family="table-column">
      <style:table-column-properties style:column-width="4.313cm"/>
    </style:style>
    <style:style style:name="Tabela5.C" style:family="table-column">
      <style:table-column-properties style:column-width="10.001cm"/>
    </style:style>
    <style:style style:name="Tabela5.D" style:family="table-column">
      <style:table-column-properties style:column-width="1.005cm"/>
    </style:style>
    <style:style style:name="Tabela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7" style:family="table">
      <style:table-properties style:width="17.013cm" fo:margin-left="0cm" table:align="left" fo:keep-with-next="always"/>
    </style:style>
    <style:style style:name="Tabela7.A" style:family="table-column">
      <style:table-column-properties style:column-width="2.011cm"/>
    </style:style>
    <style:style style:name="Tabela7.B" style:family="table-column">
      <style:table-column-properties style:column-width="13.996cm"/>
    </style:style>
    <style:style style:name="Tabela7.C" style:family="table-column">
      <style:table-column-properties style:column-width="1.005cm"/>
    </style:style>
    <style:style style:name="Tabe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8" style:family="table">
      <style:table-properties style:width="17.013cm" fo:margin-left="0cm" table:align="left" fo:keep-with-next="always"/>
    </style:style>
    <style:style style:name="Tabela8.A" style:family="table-column">
      <style:table-column-properties style:column-width="1.693cm"/>
    </style:style>
    <style:style style:name="Tabela8.B" style:family="table-column">
      <style:table-column-properties style:column-width="4.313cm"/>
    </style:style>
    <style:style style:name="Tabela8.C" style:family="table-column">
      <style:table-column-properties style:column-width="10.001cm"/>
    </style:style>
    <style:style style:name="Tabela8.D" style:family="table-column">
      <style:table-column-properties style:column-width="1.005cm"/>
    </style:style>
    <style:style style:name="Tabe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1" style:family="table-cell">
      <style:table-cell-properties fo:padding="0.097cm" fo:border="0.05pt solid #000000"/>
    </style:style>
    <style:style style:name="Tabela3" style:family="table">
      <style:table-properties style:width="17.013cm" fo:margin-left="0cm" table:align="left" fo:keep-with-next="always"/>
    </style:style>
    <style:style style:name="Tabela3.A" style:family="table-column">
      <style:table-column-properties style:column-width="1.713cm"/>
    </style:style>
    <style:style style:name="Tabela3.B" style:family="table-column">
      <style:table-column-properties style:column-width="1.198cm"/>
    </style:style>
    <style:style style:name="Tabela3.C" style:family="table-column">
      <style:table-column-properties style:column-width="4.655cm"/>
    </style:style>
    <style:style style:name="Tabela3.D" style:family="table-column">
      <style:table-column-properties style:column-width="1.722cm"/>
    </style:style>
    <style:style style:name="Tabela3.E" style:family="table-column">
      <style:table-column-properties style:column-width="5.609cm"/>
    </style:style>
    <style:style style:name="Tabela3.F" style:family="table-column">
      <style:table-column-properties style:column-width="1.266cm"/>
    </style:style>
    <style:style style:name="Tabela3.G" style:family="table-column">
      <style:table-column-properties style:column-width="0.85cm"/>
    </style:style>
    <style:style style:name="Tabe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F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G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12896b" officeooo:paragraph-rsid="00128dae"/>
    </style:style>
    <style:style style:name="P2" style:family="paragraph" style:parent-style-name="Text_20_body">
      <style:text-properties officeooo:rsid="00128dae" officeooo:paragraph-rsid="00128dae"/>
    </style:style>
    <style:style style:name="P3" style:family="paragraph" style:parent-style-name="Text_20_body">
      <style:text-properties officeooo:rsid="0012aa7c" officeooo:paragraph-rsid="0012aa7c"/>
    </style:style>
    <style:style style:name="P4" style:family="paragraph" style:parent-style-name="Text_20_body">
      <style:text-properties officeooo:rsid="0015646c" officeooo:paragraph-rsid="0015646c"/>
    </style:style>
    <style:style style:name="P5" style:family="paragraph" style:parent-style-name="Text_20_body">
      <style:text-properties officeooo:rsid="0015d66f" officeooo:paragraph-rsid="0015d66f"/>
    </style:style>
    <style:style style:name="P6" style:family="paragraph" style:parent-style-name="Text_20_body">
      <style:text-properties officeooo:rsid="00165c17" officeooo:paragraph-rsid="00165c17"/>
    </style:style>
    <style:style style:name="P7" style:family="paragraph" style:parent-style-name="Text_20_body">
      <style:text-properties officeooo:rsid="00165c17" officeooo:paragraph-rsid="001911d6"/>
    </style:style>
    <style:style style:name="P8" style:family="paragraph" style:parent-style-name="Text_20_body">
      <style:text-properties officeooo:rsid="00182f14" officeooo:paragraph-rsid="00182f14"/>
    </style:style>
    <style:style style:name="P9" style:family="paragraph" style:parent-style-name="Text_20_body">
      <style:text-properties officeooo:rsid="00182f14" officeooo:paragraph-rsid="001911d6"/>
    </style:style>
    <style:style style:name="P10" style:family="paragraph" style:parent-style-name="Text_20_body">
      <style:text-properties officeooo:rsid="001911d6" officeooo:paragraph-rsid="001911d6"/>
    </style:style>
    <style:style style:name="P11" style:family="paragraph" style:parent-style-name="Table_20_Contents">
      <style:text-properties officeooo:rsid="0003d353" officeooo:paragraph-rsid="0003d353"/>
    </style:style>
    <style:style style:name="P12" style:family="paragraph" style:parent-style-name="Table_20_Contents">
      <style:text-properties officeooo:rsid="0005ccc7" officeooo:paragraph-rsid="0005ccc7"/>
    </style:style>
    <style:style style:name="P13" style:family="paragraph" style:parent-style-name="Table_20_Contents">
      <style:text-properties officeooo:rsid="0005ccc7" officeooo:paragraph-rsid="00097bd4"/>
    </style:style>
    <style:style style:name="P14" style:family="paragraph" style:parent-style-name="Table_20_Contents">
      <style:text-properties officeooo:rsid="0005ccc7" officeooo:paragraph-rsid="000b283d"/>
    </style:style>
    <style:style style:name="P15" style:family="paragraph" style:parent-style-name="Table_20_Contents">
      <style:text-properties officeooo:rsid="0005ccc7" officeooo:paragraph-rsid="000d0652"/>
    </style:style>
    <style:style style:name="P16" style:family="paragraph" style:parent-style-name="Table_20_Contents">
      <style:text-properties officeooo:rsid="000798c5" officeooo:paragraph-rsid="000798c5"/>
    </style:style>
    <style:style style:name="P17" style:family="paragraph" style:parent-style-name="Table_20_Contents">
      <style:text-properties officeooo:rsid="000798c5" officeooo:paragraph-rsid="00097bd4"/>
    </style:style>
    <style:style style:name="P18" style:family="paragraph" style:parent-style-name="Table_20_Contents">
      <style:text-properties officeooo:rsid="000798c5" officeooo:paragraph-rsid="000b283d"/>
    </style:style>
    <style:style style:name="P19" style:family="paragraph" style:parent-style-name="Table_20_Contents">
      <style:text-properties officeooo:rsid="000798c5" officeooo:paragraph-rsid="000d0652"/>
    </style:style>
    <style:style style:name="P20" style:family="paragraph" style:parent-style-name="Text_20_body" style:list-style-name="L1">
      <style:text-properties officeooo:rsid="000e33b2" officeooo:paragraph-rsid="000e33b2"/>
    </style:style>
    <style:style style:name="P21" style:family="paragraph" style:parent-style-name="Text_20_body" style:list-style-name="L3">
      <style:text-properties officeooo:rsid="000d0652" officeooo:paragraph-rsid="000d0652"/>
    </style:style>
    <style:style style:name="P22" style:family="paragraph" style:parent-style-name="Text_20_body">
      <style:text-properties officeooo:rsid="00182f14" officeooo:paragraph-rsid="001911d6"/>
    </style:style>
    <style:style style:name="P23" style:family="paragraph" style:parent-style-name="Text_20_body">
      <style:text-properties officeooo:rsid="001b9050" officeooo:paragraph-rsid="001b9050"/>
    </style:style>
    <style:style style:name="P24" style:family="paragraph" style:parent-style-name="Text_20_body">
      <style:text-properties officeooo:rsid="001d8ec0" officeooo:paragraph-rsid="001d8ec0"/>
    </style:style>
    <style:style style:name="P25" style:family="paragraph" style:parent-style-name="Text_20_body">
      <style:text-properties officeooo:paragraph-rsid="000d0652"/>
    </style:style>
    <style:style style:name="P26" style:family="paragraph" style:parent-style-name="Text_20_body" style:list-style-name="">
      <style:text-properties officeooo:rsid="001e6cdc" officeooo:paragraph-rsid="001e6cdc"/>
    </style:style>
    <style:style style:name="P27" style:family="paragraph" style:parent-style-name="Standard" style:list-style-name="L2">
      <style:text-properties officeooo:rsid="0003d353" officeooo:paragraph-rsid="0003d353"/>
    </style:style>
    <style:style style:name="P28" style:family="paragraph" style:parent-style-name="Standard" style:list-style-name="L2">
      <style:text-properties fo:font-size="12pt" officeooo:rsid="0005ccc7" officeooo:paragraph-rsid="0005ccc7" style:font-size-asian="12pt" style:font-size-complex="12pt"/>
    </style:style>
    <style:style style:name="P29" style:family="paragraph" style:parent-style-name="Standard" style:list-style-name="L2">
      <style:text-properties officeooo:rsid="00097bd4" officeooo:paragraph-rsid="00097bd4"/>
    </style:style>
    <style:style style:name="P30" style:family="paragraph" style:parent-style-name="Standard" style:list-style-name="L2">
      <style:text-properties officeooo:rsid="00097bd4" officeooo:paragraph-rsid="000b283d"/>
    </style:style>
    <style:style style:name="P31" style:family="paragraph" style:parent-style-name="Standard" style:list-style-name="L2">
      <style:text-properties officeooo:rsid="000b283d" officeooo:paragraph-rsid="000b283d"/>
    </style:style>
    <style:style style:name="P32" style:family="paragraph" style:parent-style-name="Table_20_Contents">
      <style:text-properties officeooo:rsid="00097bd4" officeooo:paragraph-rsid="00097bd4"/>
    </style:style>
    <style:style style:name="P33" style:family="paragraph" style:parent-style-name="Table_20_Contents">
      <style:text-properties officeooo:rsid="0003d353" officeooo:paragraph-rsid="0005ccc7"/>
    </style:style>
    <style:style style:name="P34" style:family="paragraph" style:parent-style-name="Table_20_Contents">
      <style:text-properties officeooo:rsid="0005ccc7" officeooo:paragraph-rsid="0005ccc7"/>
    </style:style>
    <style:style style:name="P35" style:family="paragraph" style:parent-style-name="Heading_20_2">
      <style:text-properties officeooo:rsid="0012896b" officeooo:paragraph-rsid="0012896b"/>
    </style:style>
    <style:style style:name="P36" style:family="paragraph" style:parent-style-name="Heading_20_2">
      <style:text-properties officeooo:rsid="00128dae" officeooo:paragraph-rsid="00128dae"/>
    </style:style>
    <style:style style:name="P37" style:family="paragraph" style:parent-style-name="Heading_20_2">
      <style:text-properties officeooo:rsid="0012aa7c" officeooo:paragraph-rsid="0012aa7c"/>
    </style:style>
    <style:style style:name="P38" style:family="paragraph" style:parent-style-name="Heading_20_2">
      <style:text-properties officeooo:rsid="001911d6" officeooo:paragraph-rsid="001911d6"/>
    </style:style>
    <style:style style:name="P39" style:family="paragraph" style:parent-style-name="Heading_20_2">
      <style:text-properties officeooo:rsid="001b9050" officeooo:paragraph-rsid="001b9050"/>
    </style:style>
    <style:style style:name="P40" style:family="paragraph" style:parent-style-name="Heading_20_2">
      <style:text-properties officeooo:rsid="001d8ec0" officeooo:paragraph-rsid="001d8ec0"/>
    </style:style>
    <style:style style:name="P41" style:family="paragraph" style:parent-style-name="Heading_20_1">
      <style:text-properties officeooo:rsid="0012896b" officeooo:paragraph-rsid="0012896b"/>
    </style:style>
    <style:style style:name="P42" style:family="paragraph" style:parent-style-name="Heading_20_1">
      <style:text-properties officeooo:rsid="001b9050" officeooo:paragraph-rsid="001b9050"/>
    </style:style>
    <style:style style:name="P43" style:family="paragraph" style:parent-style-name="Heading_20_1" style:list-style-name=""/>
    <style:style style:name="P44" style:family="paragraph" style:parent-style-name="Heading_20_1">
      <style:text-properties officeooo:paragraph-rsid="001e6cdc"/>
    </style:style>
    <style:style style:name="P45" style:family="paragraph" style:parent-style-name="Heading_20_1" style:list-style-name="">
      <style:text-properties officeooo:rsid="001e6cdc" officeooo:paragraph-rsid="001e6cdc"/>
    </style:style>
    <style:style style:name="P46" style:family="paragraph" style:parent-style-name="Heading_20_1">
      <style:paragraph-properties fo:break-before="page"/>
      <style:text-properties officeooo:rsid="001e6cdc" officeooo:paragraph-rsid="001e6cdc"/>
    </style:style>
    <style:style style:name="P47" style:family="paragraph" style:parent-style-name="Subtitle">
      <style:text-properties officeooo:rsid="001d8ec0" officeooo:paragraph-rsid="001d8ec0"/>
    </style:style>
    <style:style style:name="P48" style:family="paragraph" style:parent-style-name="Title">
      <style:text-properties officeooo:rsid="001d8ec0" officeooo:paragraph-rsid="001d8ec0"/>
    </style:style>
    <style:style style:name="P49" style:family="paragraph" style:parent-style-name="Contents_20_Heading">
      <style:paragraph-properties fo:break-before="page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5ccc7"/>
    </style:style>
    <style:style style:name="T2" style:family="text">
      <style:text-properties officeooo:rsid="000798c5"/>
    </style:style>
    <style:style style:name="T3" style:family="text">
      <style:text-properties officeooo:rsid="00097bd4"/>
    </style:style>
    <style:style style:name="T4" style:family="text">
      <style:text-properties officeooo:rsid="000b283d"/>
    </style:style>
    <style:style style:name="T5" style:family="text">
      <style:text-properties officeooo:rsid="000d0652"/>
    </style:style>
    <style:style style:name="T6" style:family="text">
      <style:text-properties officeooo:rsid="0012896b"/>
    </style:style>
    <style:style style:name="T7" style:family="text">
      <style:text-properties officeooo:rsid="00128dae"/>
    </style:style>
    <style:style style:name="T8" style:family="text">
      <style:text-properties officeooo:rsid="0015646c"/>
    </style:style>
    <style:style style:name="T9" style:family="text">
      <style:text-properties officeooo:rsid="001911d6"/>
    </style:style>
    <style:style style:name="T10" style:family="text">
      <style:text-properties officeooo:rsid="001b9050"/>
    </style:style>
    <style:style style:name="T11" style:family="text">
      <style:text-properties officeooo:rsid="001d8ec0"/>
    </style:style>
    <style:style style:name="T12" style:family="text">
      <style:text-properties officeooo:rsid="001e6cdc"/>
    </style:style>
    <style:style style:name="T13" style:family="text">
      <style:text-properties officeooo:rsid="002119c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RICO</text:p>
      <text:p text:style-name="P47">I<text:span text:style-name="T12">NSTANT</text:span> <text:span text:style-name="T12">MESSENGER</text:span></text:p>
      <text:h text:style-name="P43" text:outline-level="1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49">Spis treści</text:p>
          </text:index-title>
          <text:p text:style-name="P50"><text:a xlink:type="simple" xlink:href="#__RefHeading___Toc494_1537986966" text:style-name="Index_20_Link" text:visited-style-name="Index_20_Link">1 Funkcjonalność protokołu:<text:tab/>3</text:a></text:p>
          <text:p text:style-name="P50"><text:a xlink:type="simple" xlink:href="#__RefHeading___Toc496_1537986966" text:style-name="Index_20_Link" text:visited-style-name="Index_20_Link">2 Komunikacja Klient-Serwer – opis ramek.<text:tab/>3</text:a></text:p>
          <text:p text:style-name="P51"><text:a xlink:type="simple" xlink:href="#__RefHeading___Toc438_1537986966" text:style-name="Index_20_Link" text:visited-style-name="Index_20_Link">2.1 Podłączenie użytkownika:<text:tab/>3</text:a></text:p>
          <text:p text:style-name="P51"><text:a xlink:type="simple" xlink:href="#__RefHeading___Toc440_1537986966" text:style-name="Index_20_Link" text:visited-style-name="Index_20_Link">2.2 Rozłączanie:<text:tab/>3</text:a></text:p>
          <text:p text:style-name="P51"><text:a xlink:type="simple" xlink:href="#__RefHeading___Toc442_1537986966" text:style-name="Index_20_Link" text:visited-style-name="Index_20_Link">2.3 Wysyłanie wiadomości do konkretnego użytkownika.<text:tab/>3</text:a></text:p>
          <text:p text:style-name="P51"><text:a xlink:type="simple" xlink:href="#__RefHeading___Toc444_1537986966" text:style-name="Index_20_Link" text:visited-style-name="Index_20_Link">2.4 Wysyłanie wiadomości publicznej<text:tab/>4</text:a></text:p>
          <text:p text:style-name="P50"><text:a xlink:type="simple" xlink:href="#__RefHeading___Toc446_1537986966" text:style-name="Index_20_Link" text:visited-style-name="Index_20_Link">3 Klient – przypadki użycia<text:tab/>4</text:a></text:p>
          <text:p text:style-name="P51"><text:a xlink:type="simple" xlink:href="#__RefHeading___Toc448_1537986966" text:style-name="Index_20_Link" text:visited-style-name="Index_20_Link">3.1 Pierwsze uruchomienie programu.<text:tab/>4</text:a></text:p>
          <text:p text:style-name="P51"><text:a xlink:type="simple" xlink:href="#__RefHeading___Toc450_1537986966" text:style-name="Index_20_Link" text:visited-style-name="Index_20_Link">3.2 Uruchomienie programu.<text:tab/>4</text:a></text:p>
          <text:p text:style-name="P51"><text:a xlink:type="simple" xlink:href="#__RefHeading___Toc452_1537986966" text:style-name="Index_20_Link" text:visited-style-name="Index_20_Link">3.3 Połączenie się innego użytkownika.<text:tab/>4</text:a></text:p>
          <text:p text:style-name="P51"><text:a xlink:type="simple" xlink:href="#__RefHeading___Toc454_1537986966" text:style-name="Index_20_Link" text:visited-style-name="Index_20_Link">3.4 Rozłączenie się innego użytkownika.<text:tab/>5</text:a></text:p>
          <text:p text:style-name="P51"><text:a xlink:type="simple" xlink:href="#__RefHeading___Toc456_1537986966" text:style-name="Index_20_Link" text:visited-style-name="Index_20_Link">3.5 Zamknięcie programu i rozłączenie z serwerem.<text:tab/>5</text:a></text:p>
          <text:p text:style-name="P51"><text:a xlink:type="simple" xlink:href="#__RefHeading___Toc458_1537986966" text:style-name="Index_20_Link" text:visited-style-name="Index_20_Link">3.6 Wysyłanie wiadomości.<text:tab/>5</text:a></text:p>
          <text:p text:style-name="P51"><text:a xlink:type="simple" xlink:href="#__RefHeading___Toc460_1537986966" text:style-name="Index_20_Link" text:visited-style-name="Index_20_Link">3.7 Odbieranie wiadomości.<text:tab/>5</text:a></text:p>
          <text:p text:style-name="P51"><text:a xlink:type="simple" xlink:href="#__RefHeading___Toc462_1537986966" text:style-name="Index_20_Link" text:visited-style-name="Index_20_Link">3.8 Wysyłanie wiadomości publicznej.<text:tab/>5</text:a></text:p>
          <text:p text:style-name="P51"><text:a xlink:type="simple" xlink:href="#__RefHeading___Toc464_1537986966" text:style-name="Index_20_Link" text:visited-style-name="Index_20_Link">3.9 Odbieranie wiadomości publicznej.<text:tab/>6</text:a></text:p>
          <text:p text:style-name="P50"><text:a xlink:type="simple" xlink:href="#__RefHeading___Toc466_1537986966" text:style-name="Index_20_Link" text:visited-style-name="Index_20_Link">1 Serwer – przypadki użycia.<text:tab/>6</text:a></text:p>
          <text:p text:style-name="P51"><text:a xlink:type="simple" xlink:href="#__RefHeading___Toc468_1537986966" text:style-name="Index_20_Link" text:visited-style-name="Index_20_Link">1.1 Uruchomienie programu.<text:tab/>6</text:a></text:p>
          <text:p text:style-name="P51"><text:a xlink:type="simple" xlink:href="#__RefHeading___Toc470_1537986966" text:style-name="Index_20_Link" text:visited-style-name="Index_20_Link">1.2 Połączenie przychodzące.<text:tab/>6</text:a></text:p>
          <text:p text:style-name="P51"><text:a xlink:type="simple" xlink:href="#__RefHeading___Toc472_1537986966" text:style-name="Index_20_Link" text:visited-style-name="Index_20_Link">1.3 Rozłączenie się klienta.<text:tab/>6</text:a></text:p>
          <text:p text:style-name="P51"><text:a xlink:type="simple" xlink:href="#__RefHeading___Toc474_1537986966" text:style-name="Index_20_Link" text:visited-style-name="Index_20_Link">1.4 Przesłanie wiadomości prywatnej.<text:tab/>6</text:a></text:p>
          <text:p text:style-name="P51"><text:a xlink:type="simple" xlink:href="#__RefHeading___Toc476_1537986966" text:style-name="Index_20_Link" text:visited-style-name="Index_20_Link">1.5 Przesyłanie wiadomości publicznej.<text:tab/>6</text:a></text:p>
        </text:index-body>
      </text:table-of-content>
      <text:h text:style-name="P45" text:outline-level="1"/>
      <text:table-index text:style-name="Sect1" text:protected="true" text:name="Indeks tabel1">
        <text:table-index-source text:caption-sequence-name="Table" text:caption-sequence-format="text">
          <text:index-title-template text:style-name="Table_20_index_20_heading">Indeks tabel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ks tabel1_Head">
            <text:p text:style-name="Table_20_index_20_heading">Indeks tabel</text:p>
          </text:index-title>
          <text:p text:style-name="P52">Tabela 1: New User Name frame<text:tab/>3</text:p>
          <text:p text:style-name="P52">Tabela 2: Connected Clients List frame<text:tab/>3</text:p>
          <text:p text:style-name="P52">Tabela 3: New User Connected frame<text:tab/>3</text:p>
          <text:p text:style-name="P52">Tabela 4: Close connection to Serwer frame<text:tab/>3</text:p>
        </text:index-body>
      </text:table-index>
      <text:h text:style-name="P26" text:outline-level="1"/>
      <text:h text:style-name="P46" text:outline-level="1"><text:bookmark-start text:name="__RefHeading___Toc494_1537986966"/>Funkcjonalność protokołu:<text:bookmark-end text:name="__RefHeading___Toc494_1537986966"/></text:h>
      <text:p text:style-name="P25"><text:span text:style-name="T5">Poniższy protokół pozwala na:</text:span></text:p>
      <text:list xml:id="list925290279" text:style-name="L1">
        <text:list-item>
          <text:p text:style-name="P20">wysyłanie wiadomości zarówno publicznych jak i prywatnych,</text:p>
        </text:list-item>
        <text:list-item>
          <text:p text:style-name="P20">wysyłanie listy aktywnych użytkowników,</text:p>
        </text:list-item>
        <text:list-item>
          <text:p text:style-name="P20">podłączanie i rozłączanie użytkowników,</text:p>
        </text:list-item>
        <text:list-item>
          <text:p text:style-name="P20">Identyfikacja po numerach ID, nazwa wybrana przez użytkownika jest przesyłana do innych użytkowników jedynie podczas przywitania,</text:p>
        </text:list-item>
        <text:list-item>
          <text:p text:style-name="P20">komunikacje bez tworzenia kont na serwerze i logowania się.</text:p>
        </text:list-item>
      </text:list>
      <text:h text:style-name="P44" text:outline-level="1"><text:bookmark-start text:name="__RefHeading___Toc496_1537986966"/><text:span text:style-name="T6">Komunikacja Klient-Serwer – opis ramek.</text:span><text:bookmark-end text:name="__RefHeading___Toc496_1537986966"/></text:h>
      <text:h text:style-name="Heading_20_2" text:outline-level="2"><text:bookmark-start text:name="__RefHeading___Toc438_1537986966"/>Podłączenie użytkownika:<text:bookmark-end text:name="__RefHeading___Toc438_1537986966"/></text:h>
      <text:list xml:id="list951664439" text:style-name="L2">
        <text:list-item>
          <text:list>
            <text:list-item>
              <text:p text:style-name="P27">Klient nawiązuje połączenie z serwerem.</text:p>
            </text:list-item>
            <text:list-item>
              <text:p text:style-name="P27">Klient wysyła nick użytkownika.</text:p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6">NUN\t</text:p>
          </table:table-cell>
          <table:table-cell table:style-name="Tabela2.B1" office:value-type="string">
            <text:p text:style-name="P12">[nazwa podana przez użytkownika]</text:p>
          </table:table-cell>
          <table:table-cell table:style-name="Tabela2.C1" office:value-type="string">
            <text:p text:style-name="P12">‘\0’</text:p>
          </table:table-cell>
        </table:table-row>
      </table:table>
      <text:p text:style-name="Table">Tabela <text:sequence text:ref-name="refTable0" text:name="Table" text:formula="ooow:Table+1" style:num-format="1">1</text:sequence>: New User Name frame</text:p>
      <text:list xml:id="list203433434917649" text:continue-numbering="true" text:style-name="L2">
        <text:list-item>
          <text:list>
            <text:list-item>
              <text:p text:style-name="P28">Serwer przesyła nowemu klientowi listę wszystkich podłączonych klientów.</text:p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>
          <table:table-cell table:style-name="Tabela3.A1" office:value-type="string">
            <text:p text:style-name="P32">C<text:span text:style-name="T4">C</text:span>L\t</text:p>
          </table:table-cell>
          <table:table-cell table:style-name="Tabela3.A1" office:value-type="string">
            <text:p text:style-name="P33">Id<text:span text:style-name="T2">\t</text:span></text:p>
          </table:table-cell>
          <table:table-cell table:style-name="Tabela3.C1" office:value-type="string">
            <text:p text:style-name="P33">[numer identyfikatora]\t</text:p>
          </table:table-cell>
          <table:table-cell table:style-name="Tabela3.A1" office:value-type="string">
            <text:p text:style-name="P33">Name <text:span text:style-name="T2">\t</text:span></text:p>
          </table:table-cell>
          <table:table-cell table:style-name="Tabela3.E1" office:value-type="string">
            <text:p text:style-name="P33">[nazwa nowego użytkownika]<text:span text:style-name="T2">\t</text:span></text:p>
          </table:table-cell>
          <table:table-cell table:style-name="Tabela3.F1" office:value-type="string">
            <text:p text:style-name="P12">[….]</text:p>
          </table:table-cell>
          <table:table-cell table:style-name="Tabela3.G1" office:value-type="string">
            <text:p text:style-name="P33">‘<text:span text:style-name="T1">\0’</text:span></text:p>
          </table:table-cell>
        </table:table-row>
      </table:table>
      <text:p text:style-name="Table">Tabela <text:sequence text:ref-name="refTable1" text:name="Table" text:formula="ooow:Table+1" style:num-format="1">2</text:sequence>: Connected Clients List frame</text:p>
      <text:list xml:id="list203433359993460" text:continue-numbering="true" text:style-name="L2">
        <text:list-item>
          <text:list>
            <text:list-item>
              <text:p text:style-name="P27">Serwer nadaje nowemu klientowi unikalny identyfikator i rozsyła go wraz z imieniem do wszystkich podłączonych klientów <text:span text:style-name="T1">za wyjątkiem aktualnie podłączającego się</text:span>.</text:p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16">NUC\t</text:p>
          </table:table-cell>
          <table:table-cell table:style-name="Tabela1.A1" office:value-type="string">
            <text:p text:style-name="P11">Id<text:span text:style-name="T2">\t</text:span></text:p>
          </table:table-cell>
          <table:table-cell table:style-name="Tabela1.C1" office:value-type="string">
            <text:p text:style-name="P11">[numer identyfikatora]\t</text:p>
          </table:table-cell>
          <table:table-cell table:style-name="Tabela1.A1" office:value-type="string">
            <text:p text:style-name="P11">Name<text:span text:style-name="T2">\t</text:span></text:p>
          </table:table-cell>
          <table:table-cell table:style-name="Tabela1.E1" office:value-type="string">
            <text:p text:style-name="P11">[nazwa nowego użytkownika]</text:p>
          </table:table-cell>
          <table:table-cell table:style-name="Tabela1.F1" office:value-type="string">
            <text:p text:style-name="P11">‘<text:span text:style-name="T1">\0’</text:span></text:p>
          </table:table-cell>
        </table:table-row>
      </table:table>
      <text:p text:style-name="Table">Tabela <text:sequence text:ref-name="refTable2" text:name="Table" text:formula="ooow:Table+1" style:num-format="1">3</text:sequence>: New User Connected frame</text:p>
      <text:h text:style-name="Heading_20_2" text:outline-level="2"><text:bookmark-start text:name="__RefHeading___Toc440_1537986966"/>Rozłączanie:<text:bookmark-end text:name="__RefHeading___Toc440_1537986966"/></text:h>
      <text:list xml:id="list203433298742544" text:continue-numbering="true" text:style-name="L2">
        <text:list-item>
          <text:list>
            <text:list-item>
              <text:p text:style-name="P29">Serwer traci połączenie z klientem, <text:span text:style-name="T4">lub klient rozłącza się wysyłając ramkę.</text:span></text:p>
            </text:list-item>
          </text:list>
        </text:list-item>
      </text:list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8"><text:span text:style-name="T4">CCS</text:span>\t</text:p>
          </table:table-cell>
          <table:table-cell table:style-name="Tabela6.B1" office:value-type="string">
            <text:p text:style-name="P14">‘\0’</text:p>
          </table:table-cell>
        </table:table-row>
      </table:table>
      <text:p text:style-name="Table">Tabela <text:sequence text:ref-name="refTable3" text:name="Table" text:formula="ooow:Table+1" style:num-format="1">4</text:sequence>: Close connection to Serwer frame</text:p>
      <text:list xml:id="list203433250853742" text:continue-numbering="true" text:style-name="L2">
        <text:list-item>
          <text:list>
            <text:list-item>
              <text:p text:style-name="P30">Serwer wysyła do wszystkich podłączonych klientów informacje o rozłączeniu się konkretnego klienta.</text:p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7"><text:span text:style-name="T3">UDC</text:span>\t</text:p>
          </table:table-cell>
          <table:table-cell table:style-name="Tabela4.B1" office:value-type="string">
            <text:p text:style-name="P13">[<text:span text:style-name="T3">ID klienta</text:span>]</text:p>
          </table:table-cell>
          <table:table-cell table:style-name="Tabela4.C1" office:value-type="string">
            <text:p text:style-name="P13">‘\0’</text:p>
          </table:table-cell>
        </table:table-row>
      </table:table>
      <text:p text:style-name="Table">Tabela <text:sequence text:ref-name="refTable4" text:name="Table" text:formula="ooow:Table+1" style:num-format="1">5</text:sequence>: User DisConnected frame</text:p>
      <text:h text:style-name="Heading_20_2" text:outline-level="2"><text:bookmark-start text:name="__RefHeading___Toc442_1537986966"/>Wysyłanie wiadomości do konkretnego użytkownika.<text:bookmark-end text:name="__RefHeading___Toc442_1537986966"/></text:h>
      <text:list xml:id="list203433680017608" text:continue-numbering="true" text:style-name="L2">
        <text:list-item>
          <text:list>
            <text:list-item>
              <text:p text:style-name="P31">Klient wysyła wiadomość do serwera.</text:p>
              <text:p text:style-name="P31"/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ext:soft-page-break/>
        <table:table-row>
          <table:table-cell table:style-name="Tabela5.A1" office:value-type="string">
            <text:p text:style-name="P18"><text:span text:style-name="T4">MPC</text:span>\t</text:p>
          </table:table-cell>
          <table:table-cell table:style-name="Tabela5.B1" office:value-type="string">
            <text:p text:style-name="P14">[<text:span text:style-name="T3">ID klienta</text:span>]<text:span text:style-name="T2">\t</text:span></text:p>
          </table:table-cell>
          <table:table-cell table:style-name="Tabela5.C1" office:value-type="string">
            <text:p text:style-name="P14">[<text:span text:style-name="T4">wiadomość do użytkownika</text:span>]</text:p>
          </table:table-cell>
          <table:table-cell table:style-name="Tabela5.D1" office:value-type="string">
            <text:p text:style-name="P14">‘\0’</text:p>
          </table:table-cell>
        </table:table-row>
      </table:table>
      <text:p text:style-name="Table">Tabela <text:sequence text:ref-name="refTable5" text:name="Table" text:formula="ooow:Table+1" style:num-format="1">6</text:sequence>: Message for Particular Client frame</text:p>
      <text:list xml:id="list203433094667825" text:continue-numbering="true" text:style-name="L2">
        <text:list-item>
          <text:list>
            <text:list-item>
              <text:p text:style-name="P31">Serwer przekazuje ją do klienta z identyfikatorem podmieniając ID klienta na ID nadawcy.</text:p>
            </text:list-item>
          </text:list>
        </text:list-item>
      </text:list>
      <text:h text:style-name="Heading_20_2" text:outline-level="2"><text:bookmark-start text:name="__RefHeading___Toc444_1537986966"/>Wysyłanie wiadomości publicznej<text:bookmark-end text:name="__RefHeading___Toc444_1537986966"/></text:h>
      <text:list xml:id="list2256939301" text:style-name="L3">
        <text:list-item>
          <text:list>
            <text:list-item>
              <text:p text:style-name="P21">Klient wysyła wiadomość publiczną. Serwer zawsze otrzymuje wiadomości bez ID nadawcy.</text:p>
            </text:list-item>
          </text:list>
        </text:list-item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19"><text:span text:style-name="T5">PMG</text:span>\t</text:p>
          </table:table-cell>
          <table:table-cell table:style-name="Tabela7.B1" office:value-type="string">
            <text:p text:style-name="P15">[<text:span text:style-name="T4">wiadomość <text:s/>publiczna</text:span>]</text:p>
          </table:table-cell>
          <table:table-cell table:style-name="Tabela7.C1" office:value-type="string">
            <text:p text:style-name="P15">‘\0’</text:p>
          </table:table-cell>
        </table:table-row>
      </table:table>
      <text:p text:style-name="Table">Tabela <text:sequence text:ref-name="refTable6" text:name="Table" text:formula="ooow:Table+1" style:num-format="1">7</text:sequence>: Public MessaGe frame <text:span text:style-name="T13">(to server)</text:span></text:p>
      <text:list xml:id="list203434090938054" text:continue-numbering="true" text:style-name="L3">
        <text:list-item>
          <text:list>
            <text:list-item>
              <text:p text:style-name="P21">Serwer rozsyła wiadomość do wszystkich (poza nadawcą) dokładając do ramki ID nadawcy.</text:p>
            </text:list-item>
          </text:list>
        </text:list-item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19"><text:span text:style-name="T5">PMG</text:span>\t</text:p>
          </table:table-cell>
          <table:table-cell table:style-name="Tabela8.B1" office:value-type="string">
            <text:p text:style-name="P15">[<text:span text:style-name="T3">ID nadawcy</text:span>]<text:span text:style-name="T2">\t</text:span></text:p>
          </table:table-cell>
          <table:table-cell table:style-name="Tabela8.C1" office:value-type="string">
            <text:p text:style-name="P15">[<text:span text:style-name="T4">wiadomość publiczna</text:span>]</text:p>
          </table:table-cell>
          <table:table-cell table:style-name="Tabela8.D1" office:value-type="string">
            <text:p text:style-name="P15">‘\0’</text:p>
          </table:table-cell>
        </table:table-row>
      </table:table>
      <text:p text:style-name="Table">Tabela <text:sequence text:ref-name="refTable7" text:name="Table" text:formula="ooow:Table+1" style:num-format="1">8</text:sequence>: Public MessaGe frame (from server)</text:p>
      <text:h text:style-name="P41" text:outline-level="1"><text:bookmark-start text:name="__RefHeading___Toc446_1537986966"/>Klient – przypadki użycia<text:bookmark-end text:name="__RefHeading___Toc446_1537986966"/></text:h>
      <text:h text:style-name="P35" text:outline-level="2"><text:bookmark-start text:name="__RefHeading___Toc448_1537986966"/>Pierwsze uruchomienie programu.<text:bookmark-end text:name="__RefHeading___Toc448_1537986966"/></text:h>
      <text:p text:style-name="P1">Program podczas pierwszego uruchomienia powinien zapytać użytkownika o imię/pseudonim pod jakim będzie identyfikowany przez resztę rozmówców <text:span text:style-name="T7">oraz o adres IP serwera.</text:span></text:p>
      <text:p text:style-name="P1">Powinno pojawić się okno <text:span text:style-name="T7">z pytaniem o imię oraz następne okno z pytaniem o adres. Imię oraz adres powinny zostać zachowane w taki sposób by przy późniejszych uruchomieniach programu były automatycznie wczytywane.</text:span></text:p>
      <text:h text:style-name="P36" text:outline-level="2"><text:bookmark-start text:name="__RefHeading___Toc450_1537986966"/>Uruchomienie programu.<text:bookmark-end text:name="__RefHeading___Toc450_1537986966"/></text:h>
      <text:p text:style-name="P2">Program przy uruchomieniu powinien wyczytać imię (zapytać jeśli nie zostało wcześniej podane). Następnie powinien nawiązać połączenie z serwerem pod wskazanym przez użytkownika adresie IP. Jeśli użytkownik nie podał adresu należy go zapytać. Jeśli użytkownik nie podał imienia lub adresu IP, program nie powinien podejmować próby połączenia z serwerem i powinien poinformować o tym fakcie użytkownika stosownym komunikatem.</text:p>
      <text:p text:style-name="P2">Program wysyła ramkę NUN zawierającą imię podane przez użytkownika.</text:p>
      <text:p text:style-name="P2">Program odbiera listę aktywnych na serwerze użytkowników <text:span text:style-name="T8">w ramce CCL</text:span>, którą zapisuje w kontenerze klasy User.</text:p>
      <text:p text:style-name="P3">Program aktualizuje listę aktywnych użytkowników w oknie głównym programu, oraz aktualizuje indykator w lewym dolnym rogu okna głównego informujący o aktywnym połączeniu z serwerem.</text:p>
      <text:h text:style-name="P37" text:outline-level="2"><text:bookmark-start text:name="__RefHeading___Toc452_1537986966"/>Połączenie się innego użytkownika.<text:bookmark-end text:name="__RefHeading___Toc452_1537986966"/></text:h>
      <text:p text:style-name="P4">Program odbiera ramkę NUC.</text:p>
      <text:p text:style-name="P4"><text:soft-page-break/>Program dodaje użytkownika i aktualizuje listę użytkowników w oknie głównym programu.</text:p>
      <text:h text:style-name="P37" text:outline-level="2"><text:bookmark-start text:name="__RefHeading___Toc454_1537986966"/>Rozłączenie się innego użytkownika.<text:bookmark-end text:name="__RefHeading___Toc454_1537986966"/></text:h>
      <text:p text:style-name="P4">Program odbiera ramkę UDC informującą o rozłączeniu się dowolnego użytkownika podłączonego do serwera.</text:p>
      <text:p text:style-name="P4">Program wyszukuje użytkownika o ID podanym w ramce i usuwa go z listy.</text:p>
      <text:p text:style-name="P4">Lista użytkowników aktualizuje się.</text:p>
      <text:h text:style-name="P37" text:outline-level="2"><text:bookmark-start text:name="__RefHeading___Toc456_1537986966"/><text:span text:style-name="T8">Zamknięcie programu i rozłączenie</text:span> z serwerem.<text:bookmark-end text:name="__RefHeading___Toc456_1537986966"/></text:h>
      <text:p text:style-name="P4">Program może celowo rozłączyć się z serwerem jedynie przy zamknięciu.</text:p>
      <text:p text:style-name="P4">Program wysyła do serwera ramkę CCS i rozłącza komunikację.</text:p>
      <text:h text:style-name="P37" text:outline-level="2"><text:bookmark-start text:name="__RefHeading___Toc458_1537986966"/>Wysyłanie wiadomości.<text:bookmark-end text:name="__RefHeading___Toc458_1537986966"/></text:h>
      <text:p text:style-name="P5">Użytkownik dwuklikiem na liście użytkowników okna głównego wybiera użytkownika z którym chce nawiązać kontakt.</text:p>
      <text:p text:style-name="P5">Program otwiera okno czatu.</text:p>
      <text:p text:style-name="P6">Jeśli użytkownik wprowadzi tekst do okna przeznaczonego na wiadomość i zatwierdzi wysłanie, program wysyła ramkę MPC z ID odbiorcy i tekstem wpisanym przez użytkownika.</text:p>
      <text:p text:style-name="P8">Wiadomość pojawia się w oknie chat history.</text:p>
      <text:p text:style-name="P8">Zamknięcie okna rozmowy kasuje zawartość historii.</text:p>
      <text:h text:style-name="P37" text:outline-level="2"><text:bookmark-start text:name="__RefHeading___Toc460_1537986966"/>Odbieranie wiadomości.<text:bookmark-end text:name="__RefHeading___Toc460_1537986966"/></text:h>
      <text:p text:style-name="P8">Program otrzymuje ramkę MPC.</text:p>
      <text:p text:style-name="P8">Program wyszukuje rozmówcę o podanym ID w ramce</text:p>
      <text:p text:style-name="P8">Jeśli okno rozmowy z rozmówcą nie jest jeszcze otwarte, program je otwiera.</text:p>
      <text:p text:style-name="P8">Wiadomość odebrana w ramce zostaje przekazana do okna rozmowy do chat history</text:p>
      <text:h text:style-name="P37" text:outline-level="2"><text:bookmark-start text:name="__RefHeading___Toc462_1537986966"/>Wysyłanie wiadomości publicznej.<text:bookmark-end text:name="__RefHeading___Toc462_1537986966"/></text:h>
      <text:p text:style-name="P10">Użytkownik otwiera okno czatu publicznego (jeśli jeszcze nie jest otwarte) <text:span text:style-name="T10">wybierając pierwszą pozycję na liście użytkowników o nazwie ‘Public’.</text:span></text:p>
      <text:p text:style-name="P10">Program otwiera okno czatu.</text:p>
      <text:p text:style-name="P7">Jeśli użytkownik wprowadzi tekst do okna przeznaczonego na wiadomość i zatwierdzi wysłanie, program wysyła ramkę <text:span text:style-name="T9">PMG</text:span> tekstem wpisanym przez użytkownika.</text:p>
      <text:p text:style-name="P9">Wiadomość pojawia się w oknie chat history.</text:p>
      <text:p text:style-name="P9">Zamknięcie okna rozmowy kasuje zawartość historii.</text:p>
      <text:h text:style-name="P38" text:outline-level="2"><text:bookmark-start text:name="__RefHeading___Toc464_1537986966"/><text:soft-page-break/>Odbieranie wiadomości publicznej.<text:bookmark-end text:name="__RefHeading___Toc464_1537986966"/></text:h>
      <text:p text:style-name="P9">Program otrzymuje ramkę <text:span text:style-name="T9">PMG</text:span>.</text:p>
      <text:p text:style-name="P9">Program wyszukuje rozmówcę o podanym ID w ramce</text:p>
      <text:p text:style-name="P9">Jeśli okno rozmowy <text:span text:style-name="T9">publicznej</text:span> nie jest jeszcze otwarte, program je otwiera.</text:p>
      <text:p text:style-name="P9">Wiadomość odebrana w ramce zostaje przekazana do okna rozmowy do chat history.</text:p>
      <text:h text:style-name="P42" text:outline-level="1" text:restart-numbering="true" text:start-value="-1"><text:bookmark-start text:name="__RefHeading___Toc466_1537986966"/>Serwer – przypadki użycia.<text:bookmark-end text:name="__RefHeading___Toc466_1537986966"/></text:h>
      <text:p text:style-name="P24">Serwer jest aplikacją/usługą bez trybu graficznego. Aplikacja może być jedynie zakończona.</text:p>
      <text:h text:style-name="P39" text:outline-level="2"><text:bookmark-start text:name="__RefHeading___Toc468_1537986966"/>Uruchomienie programu.<text:bookmark-end text:name="__RefHeading___Toc468_1537986966"/></text:h>
      <text:p text:style-name="P23">Program po uruchomieniu uruchamia socket do nasłuchu połączeń przychodzących od nowych klientów. </text:p>
      <text:h text:style-name="P39" text:outline-level="2"><text:bookmark-start text:name="__RefHeading___Toc470_1537986966"/>Połączenie przychodzące.<text:bookmark-end text:name="__RefHeading___Toc470_1537986966"/></text:h>
      <text:p text:style-name="P23">Serwer odbiera połączenie przychodzące od nowego klienta.</text:p>
      <text:p text:style-name="P23">Po nawiązaniu połączenia serwer czeka na ramkę NUN z imieniem użytkownika nowego klienta.</text:p>
      <text:p text:style-name="P23">Serwer wysyła klientowi listę użytkowników w ramce CCL.</text:p>
      <text:p text:style-name="P23">Serwer przydziela klientowi identyfikator i dodaje klienta do listy Użytkowników.</text:p>
      <text:p text:style-name="P23">Serwer rozsyła ramkę NUC zawierającą ID oraz Imię nowego klienta do wszystkich obecnych klientów.</text:p>
      <text:h text:style-name="P39" text:outline-level="2"><text:bookmark-start text:name="__RefHeading___Toc472_1537986966"/>Rozłączenie się klienta.<text:bookmark-end text:name="__RefHeading___Toc472_1537986966"/></text:h>
      <text:p text:style-name="P23">Po otrzymaniu ramki CCS serwer rozsyła <text:span text:style-name="T11">ramkę UDC z ID rozłączonego klienta do pozostałych aktywnych klientów.</text:span></text:p>
      <text:h text:style-name="P40" text:outline-level="2"><text:bookmark-start text:name="__RefHeading___Toc474_1537986966"/>Przesłanie wiadomości prywatnej.<text:bookmark-end text:name="__RefHeading___Toc474_1537986966"/></text:h>
      <text:p text:style-name="P24">Serwer otrzymuje od dowolnego klienta ramkę MPC zawierającą ID odbiorcy i wiadomość.</text:p>
      <text:p text:style-name="P24">Serwer podmienia w ramce MPC ID odbiorcy na ID nadawcy i wysyła ją do odbiorcy.</text:p>
      <text:h text:style-name="P40" text:outline-level="2"><text:bookmark-start text:name="__RefHeading___Toc476_1537986966"/>Przesyłanie wiadomości publicznej.<text:bookmark-end text:name="__RefHeading___Toc476_1537986966"/></text:h>
      <text:p text:style-name="P24">Serwer otrzymuje od dowolnego klienta ramkę PMG zawierającą jedynie wiadomość tekstową.</text:p>
      <text:p text:style-name="P24">Serwer dorzuca do wiadomości ID nadawcy i rozsyła ją do wszystkich aktywnych klientó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12aa7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2:40:58.076000000</meta:creation-date>
    <dc:date>2018-11-08T20:34:32.184000000</dc:date>
    <meta:editing-duration>PT2H12M13S</meta:editing-duration>
    <meta:editing-cycles>4</meta:editing-cycles>
    <meta:generator>LibreOffice/6.0.6.2$Windows_X86_64 LibreOffice_project/0c292870b25a325b5ed35f6b45599d2ea4458e77</meta:generator>
    <meta:document-statistic meta:table-count="8" meta:image-count="0" meta:object-count="0" meta:page-count="6" meta:paragraph-count="151" meta:word-count="1040" meta:character-count="7338" meta:non-whitespace-character-count="6478"/>
  </office:meta>
</office:document-meta>
</file>